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taffo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59">
            <text:p>659</text:p>
          </table:table-cell>
          <table:table-cell table:style-name="ce22" office:value-type="float" office:value="137">
            <text:p>13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12">
            <text:p>212</text:p>
          </table:table-cell>
          <table:table-cell table:style-name="ce23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106">
            <text:p>10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6">
            <text:p>5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698">
            <text:p>1,698</text:p>
          </table:table-cell>
          <table:table-cell table:style-name="ce22" office:value-type="float" office:value="391">
            <text:p>39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42">
            <text:p>44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68">
            <text:p>668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04">
            <text:p>30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97">
            <text:p>9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8">
            <text:p>158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95">
            <text:p>19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905">
            <text:p>2905</text:p>
          </table:table-cell>
          <table:table-cell table:style-name="ce22" office:value-type="float" office:value="514">
            <text:p>51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603">
            <text:p>4603</text:p>
          </table:table-cell>
          <table:table-cell table:style-name="ce22" office:value-type="float" office:value="905">
            <text:p>90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